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  <style:text-properties officeooo:paragraph-rsid="000434bc"/>
    </style:style>
    <style:style style:name="P2" style:family="paragraph" style:parent-style-name="normal">
      <style:text-properties officeooo:paragraph-rsid="000434bc"/>
    </style:style>
    <style:style style:name="P3" style:family="paragraph" style:parent-style-name="normal">
      <style:text-properties officeooo:rsid="000434bc" officeooo:paragraph-rsid="000434bc"/>
    </style:style>
    <style:style style:name="P4" style:family="paragraph" style:parent-style-name="normal">
      <style:text-properties officeooo:paragraph-rsid="00055af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55afd" style:font-weight-asian="bold" style:font-weight-complex="bold"/>
    </style:style>
    <style:style style:name="T3" style:family="text">
      <style:text-properties officeooo:rsid="000434bc"/>
    </style:style>
    <style:style style:name="T4" style:family="text">
      <style:text-properties officeooo:rsid="00055afd"/>
    </style:style>
    <style:style style:name="T5" style:family="text">
      <style:text-properties fo:font-size="15pt" fo:font-weight="bold" officeooo:rsid="00055af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Yatırım getirisi ve geri ödeme karşılaştırma</text:p>
      <text:p text:style-name="Standard"/>
      <text:p text:style-name="Standard">Bir şirket, üç farklı projeyi değerlendiriyor: Proje A, Proje B ve Proje C. Her bir projenin</text:p>
      <text:p text:style-name="Standard">başlangıç yatırım maliyeti ve beklenen yıllık nakit akışları aşağıdaki gibidir:</text:p>
      <text:p text:style-name="Standard"/>
      <text:p text:style-name="Standard">Proje A:</text:p>
      <text:p text:style-name="Standard">Başlangıç Yatırım Maliyeti: 1.000.000 TL</text:p>
      <text:p text:style-name="Standard">Yıllık Nakit Akışları:</text:p>
      <text:p text:style-name="Standard">Yıl 1: 200.000 TL</text:p>
      <text:p text:style-name="Standard">Yıl 2: 250.000 TL</text:p>
      <text:p text:style-name="Standard">Yıl 3: 300.000 TL</text:p>
      <text:p text:style-name="Standard">Proje Ömrü: 3 yıl</text:p>
      <text:p text:style-name="Standard"/>
      <text:p text:style-name="Standard">Proje B:</text:p>
      <text:p text:style-name="Standard">Başlangıç Yatırım Maliyeti: 800.000 TL</text:p>
      <text:p text:style-name="Standard">Yıllık Nakit Akışları:</text:p>
      <text:p text:style-name="Standard">Yıl 1: 150.000 TL</text:p>
      <text:p text:style-name="Standard">Yıl 2: 200.000 TL</text:p>
      <text:p text:style-name="Standard">Yıl 3: 250.000 TL</text:p>
      <text:p text:style-name="Standard">Proje Ömrü: 3 yıl</text:p>
      <text:p text:style-name="Standard"/>
      <text:p text:style-name="Standard">Proje C:</text:p>
      <text:p text:style-name="Standard">Başlangıç Yatırım Maliyeti: 1.200.000 TL</text:p>
      <text:p text:style-name="Standard">Yıllık Nakit Akışları:</text:p>
      <text:p text:style-name="Standard">Yıl 1: 250.000 TL</text:p>
      <text:p text:style-name="Standard">Yıl 2: 300.000 TL</text:p>
      <text:p text:style-name="Standard">Yıl 3: 350.000 TL</text:p>
      <text:p text:style-name="Standard">Yıl 4: 400.000 TL</text:p>
      <text:p text:style-name="Standard">Yıl 5: 450.000 TL</text:p>
      <text:p text:style-name="Standard">Proje Ömrü: 5 yıl</text:p>
      <text:p text:style-name="Standard"/>
      <text:p text:style-name="Standard">Bu senaryoda, her bir projenin aşağıdaki kriterlere göre değerlendirilmesi istenmektedir:</text:p>
      <text:p text:style-name="Standard"/>
      <text:p text:style-name="Standard"> Projelerin yatırım getirilerini (ROI) karşılaştırın.</text:p>
      <text:p text:style-name="Standard"> Projelerin geri ödeme sürelerini karşılaştırın.</text:p>
      <text:p text:style-name="Standard"> Hangi projenin en cazip olduğunu belirtin ve nedenini açıklayın.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5">CEVAPLAR</text:span><text:span text:style-name="T4"> :</text:span></text:p>
      <text:p text:style-name="P4"/>
      <text:p text:style-name="P2" loext:marker-style-name="T1"><text:span text:style-name="T1">Projelerin yatırım getirilerini (ROI) karşılaştırın.</text:span></text:p>
      <text:p text:style-name="P2">Proje A : </text:p>
      <text:p text:style-name="P2"><text:tab/>Toplam getiri = 200.000 + 250.000 + 300.00 = 750.000</text:p>
      <text:p text:style-name="P2"><text:tab/>ROI = ((750.000- 1.000.000)/1.000.000) x 100% = -25%</text:p>
      <text:p text:style-name="P2"/>
      <text:p text:style-name="P2">Proje B:</text:p>
      <text:p text:style-name="P2"><text:tab/>Toplam getiri = 150.000 + 200.000 + 250.000 = 600.000</text:p>
      <text:p text:style-name="P2"><text:tab/>ROI = ((600.000 - 800.000)/800.000) x 100% = <text:s/>-25%</text:p>
      <text:p text:style-name="P2"/>
      <text:p text:style-name="P2">Proje C:</text:p>
      <text:p text:style-name="P2"><text:tab/>Toplam getiri = 250.000 + 300.000 + 350.000 + 400.000 + 450.000 = <text:s/>1.750.000</text:p>
      <text:p text:style-name="P2"><text:tab/>ROI = (( 1.750.000 - 1.200.000) / 1.200.000) x 100% = 45.8%</text:p>
      <text:p text:style-name="P2"/>
      <text:p text:style-name="P2"/>
      <text:p text:style-name="P2"/>
      <text:p text:style-name="P2"/>
      <text:p text:style-name="P2" loext:marker-style-name="T1"><text:span text:style-name="T1">Projelerin geri ödeme sürelerini karşılaştırın.</text:span></text:p>
      <text:p text:style-name="P2">Proje A : <text:span text:style-name="T3">10</text:span>00.000 / 750.000 = <text:s/>1.5 yıl</text:p>
      <text:p text:style-name="P2"/>
      <text:p text:style-name="P2">Proje B: 800.000/ 600.000 = 1.3 yıl</text:p>
      <text:p text:style-name="P2"/>
      <text:p text:style-name="P2">Proje C: 1.200.000 / 1.750.000 = 0.7 yıl</text:p>
      <text:p text:style-name="P2"/>
      <text:p text:style-name="P2"/>
      <text:p text:style-name="P2"/>
      <text:p text:style-name="P2" loext:marker-style-name="T1"><text:span text:style-name="T1">Hangi projenin en cazip olduğunu belirtin ve nedenini açıklayın.</text:span></text:p>
      <text:p text:style-name="P2"/>
      <text:p text:style-name="P3">Daha yüksek ROI ve daha kısa geri ödeme süresine sahip olduğu için Proje C en cazip projedir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23:47:48.226000000</meta:creation-date>
    <dc:date>2024-03-17T23:51:29.830000000</dc:date>
    <meta:editing-duration>PT3M42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3" meta:paragraph-count="47" meta:word-count="282" meta:character-count="1673" meta:non-whitespace-character-count="1428"/>
  </office:meta>
</office:document-meta>
</file>